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fo:background-color="#999999" fo:keep-together="auto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shadow="none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B" style:family="table-column">
      <style:table-column-properties style:column-width="2.2313in" style:rel-column-width="2184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2.B3" style:family="table-cell">
      <style:table-cell-properties fo:background-color="#dddddd" fo:padding="0in" fo:border-left="none" fo:border-right="none" fo:border-top="none" fo:border-bottom="0.75pt solid #00599d" style:writing-mode="page">
        <style:background-image/>
      </style:table-cell-properties>
    </style:style>
    <style:style style:name="Table2.C3" style:family="table-cell">
      <style:table-cell-properties fo:background-color="#dddddd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2.A4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4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C4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2">
      <style:text-properties officeooo:rsid="001dd07a" officeooo:paragraph-rsid="001dd07a"/>
    </style:style>
    <style:style style:name="P2" style:family="paragraph" style:parent-style-name="Heading_20_2">
      <style:text-properties officeooo:rsid="00208ce0" officeooo:paragraph-rsid="00208ce0"/>
    </style:style>
    <style:style style:name="P3" style:family="paragraph" style:parent-style-name="Heading_20_3">
      <style:text-properties officeooo:paragraph-rsid="001f3aea"/>
    </style:style>
    <style:style style:name="P4" style:family="paragraph" style:parent-style-name="Heading_20_3">
      <style:text-properties officeooo:paragraph-rsid="00208ce0"/>
    </style:style>
    <style:style style:name="P5" style:family="paragraph" style:parent-style-name="Heading_20_3">
      <style:text-properties officeooo:paragraph-rsid="0021a194"/>
    </style:style>
    <style:style style:name="P6" style:family="paragraph" style:parent-style-name="Table_20_Contents">
      <style:text-properties officeooo:rsid="001f3aea" officeooo:paragraph-rsid="001f3aea"/>
    </style:style>
    <style:style style:name="P7" style:family="paragraph" style:parent-style-name="Table_20_Contents">
      <style:text-properties fo:font-weight="bold" officeooo:rsid="001f3aea" officeooo:paragraph-rsid="001f3aea" style:font-weight-asian="bold" style:font-weight-complex="bold"/>
    </style:style>
    <style:style style:name="P8" style:family="paragraph" style:parent-style-name="Table_20_Contents">
      <style:text-properties officeooo:rsid="00208ce0" officeooo:paragraph-rsid="00208ce0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8ce0" officeooo:paragraph-rsid="00208c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8ce0" officeooo:paragraph-rsid="00208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text-properties officeooo:rsid="001dd07a" officeooo:paragraph-rsid="001dd07a"/>
    </style:style>
    <style:style style:name="P12" style:family="paragraph" style:parent-style-name="Text_20_body">
      <style:text-properties officeooo:paragraph-rsid="001f3aea"/>
    </style:style>
    <style:style style:name="P13" style:family="paragraph" style:parent-style-name="Text_20_body">
      <style:text-properties officeooo:rsid="00208ce0" officeooo:paragraph-rsid="00208ce0"/>
    </style:style>
    <style:style style:name="P14" style:family="paragraph" style:parent-style-name="Text_20_body">
      <style:text-properties officeooo:paragraph-rsid="00208ce0"/>
    </style:style>
    <style:style style:name="P15" style:family="paragraph" style:parent-style-name="Text_20_body">
      <style:text-properties fo:font-weight="normal" officeooo:rsid="00210e2f" officeooo:paragraph-rsid="00210e2f" style:font-weight-asian="normal" style:font-weight-complex="normal"/>
    </style:style>
    <style:style style:name="P16" style:family="paragraph" style:parent-style-name="Text_20_body">
      <style:text-properties officeooo:paragraph-rsid="0021a194"/>
    </style:style>
    <style:style style:name="P17" style:family="paragraph" style:parent-style-name="Text_20_body">
      <style:text-properties officeooo:rsid="0021a194" officeooo:paragraph-rsid="0021a194"/>
    </style:style>
    <style:style style:name="P18" style:family="paragraph" style:parent-style-name="Title">
      <style:text-properties officeooo:rsid="001dd07a" officeooo:paragraph-rsid="001dd07a"/>
    </style:style>
    <style:style style:name="P19" style:family="paragraph">
      <loext:graphic-properties draw:fill="none" draw:fill-color="#ffffff"/>
    </style:style>
    <style:style style:name="T1" style:family="text">
      <style:text-properties officeooo:rsid="001f3aea"/>
    </style:style>
    <style:style style:name="T2" style:family="text">
      <style:text-properties officeooo:rsid="00208ce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1a19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8535in" style:run-through="foreground" style:wrap="none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lano de backup</text:p>
      <text:h text:style-name="P1" text:outline-level="2">Prioridade de tabelas</text:h>
      <text:p text:style-name="P11"><text:tab/>Como as tabelas armazenam dados de natureza diferentes os backups podem ser realizados de forma separada, a fim de economizar espaço e poder de processamento. Os backups devem ser funcionais e, além de garantir a integridade dos dados e a possibilidade de recuperação, devem ser feitos de maneira que garantam a disponibilidade do sistema de maneira rapida e eficiente. Sendo assim classificaremos as tabelas por prioridade de backup da seguinte forma:</text:p>
      <table:table table:name="Table2" table:style-name="Table2" table:template-name="Box List Blue"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9">Prioridade</text:p>
          </table:table-cell>
          <table:table-cell table:style-name="Table2.A1" office:value-type="string">
            <text:p text:style-name="P9">Descrição</text:p>
          </table:table-cell>
          <table:table-cell table:style-name="Table2.A1" office:value-type="string">
            <text:p text:style-name="P9">Periodicidade</text:p>
          </table:table-cell>
        </table:table-row>
        <table:table-row table:style-name="Table2.1">
          <table:table-cell table:style-name="Table2.A2" office:value-type="string">
            <text:p text:style-name="P10">Prioridade A</text:p>
          </table:table-cell>
          <table:table-cell table:style-name="Table2.B2" office:value-type="string">
            <text:p text:style-name="P10">Tabelas que são alteradas a todo momento e são vitais para o funcionamento da loja, seja por questão de controle ou de necessidade diária</text:p>
          </table:table-cell>
          <table:table-cell table:style-name="Table2.C2" office:value-type="string">
            <text:p text:style-name="P10">Duas vezes ao dia, sendo:</text:p>
            <text:p text:style-name="P10">Uma vez na hora do almoço e uma vez no fechamento da loja</text:p>
            <text:p text:style-name="P10"/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>Prioridade B</text:p>
          </table:table-cell>
          <table:table-cell table:style-name="Table2.B3" office:value-type="string">
            <text:p text:style-name="P10">Tabelas alteradas poucas vezes ao dia</text:p>
          </table:table-cell>
          <table:table-cell table:style-name="Table2.C3" office:value-type="string">
            <text:p text:style-name="P10">Uma vez ao dia no fechamento da loja</text:p>
          </table:table-cell>
        </table:table-row>
        <table:table-row>
          <table:table-cell table:style-name="Table2.A4" office:value-type="string">
            <text:p text:style-name="P10">Prioridade C</text:p>
          </table:table-cell>
          <table:table-cell table:style-name="Table2.B4" office:value-type="string">
            <text:p text:style-name="P10">Tabelas que quse nunca são alteradas</text:p>
          </table:table-cell>
          <table:table-cell table:style-name="Table2.C4" office:value-type="string">
            <text:p text:style-name="P10">Uma vez na semana</text:p>
          </table:table-cell>
        </table:table-row>
      </table:table>
      <text:p text:style-name="P11"/>
      <text:h text:style-name="P3" text:outline-level="3"><text:span text:style-name="T1">Classificação das tabelas existentes</text:span></text:h>
      <table:table table:name="Table1" table:style-name="Table1" table:template-name="Box List Green">
        <table:table-column table:style-name="Table1.A" table:number-columns-repeated="3"/>
        <table:table-row table:style-name="Table1.1">
          <table:table-cell table:style-name="Table1.A1" office:value-type="string">
            <text:p text:style-name="P7">Tabela</text:p>
          </table:table-cell>
          <table:table-cell table:style-name="Table1.A1" office:value-type="string">
            <text:p text:style-name="P7">Prioridade</text:p>
          </table:table-cell>
          <table:table-cell table:style-name="Table1.C1" office:value-type="string">
            <text:p text:style-name="P7">Motivo</text:p>
          </table:table-cell>
        </table:table-row>
        <table:table-row>
          <table:table-cell table:style-name="Table1.A2" office:value-type="string">
            <text:p text:style-name="P6">venda</text:p>
          </table:table-cell>
          <table:table-cell table:style-name="Table1.A2" office:value-type="string">
            <text:p text:style-name="P6">A</text:p>
          </table:table-cell>
          <table:table-cell table:style-name="Table1.C2" office:value-type="string">
            <text:p text:style-name="P6">Vendas ocorrem a todo momento na loja</text:p>
          </table:table-cell>
        </table:table-row>
        <table:table-row>
          <table:table-cell table:style-name="Table1.A2" office:value-type="string">
            <text:p text:style-name="P6">item_venda</text:p>
          </table:table-cell>
          <table:table-cell table:style-name="Table1.A2" office:value-type="string">
            <text:p text:style-name="P6">A</text:p>
          </table:table-cell>
          <table:table-cell table:style-name="Table1.C2" office:value-type="string">
            <text:p text:style-name="P6">Vital para o bom controle fiscal</text:p>
          </table:table-cell>
        </table:table-row>
        <table:table-row>
          <table:table-cell table:style-name="Table1.A2" office:value-type="string">
            <text:p text:style-name="P6">produto</text:p>
          </table:table-cell>
          <table:table-cell table:style-name="Table1.A2" office:value-type="string">
            <text:p text:style-name="P6">A</text:p>
          </table:table-cell>
          <table:table-cell table:style-name="Table1.C2" office:value-type="string">
            <text:p text:style-name="P6">Em toda venda o estoque deve ser alterado</text:p>
          </table:table-cell>
        </table:table-row>
        <table:table-row>
          <table:table-cell table:style-name="Table1.A2" office:value-type="string">
            <text:p text:style-name="P6">cliente</text:p>
          </table:table-cell>
          <table:table-cell table:style-name="Table1.A2" office:value-type="string">
            <text:p text:style-name="P6">A</text:p>
          </table:table-cell>
          <table:table-cell table:style-name="Table1.C2" office:value-type="string">
            <text:p text:style-name="P6">Apesar de ter uma frequencia menor de atualização essa tabela é vital para o bom funcionamento da tabela venda e item_venda</text:p>
          </table:table-cell>
        </table:table-row>
        <table:table-row>
          <table:table-cell table:style-name="Table1.A2" office:value-type="string">
            <text:p text:style-name="P6">usuario</text:p>
          </table:table-cell>
          <table:table-cell table:style-name="Table1.A2" office:value-type="string">
            <text:p text:style-name="P6">B</text:p>
          </table:table-cell>
          <table:table-cell table:style-name="Table1.C2" office:value-type="string">
            <text:p text:style-name="P6">Apesar de ter poucos dados que variam com frequencia, o campo “ultimo login” de todos os registros provavelmente é alterado um<text:span text:style-name="T2">a</text:span> ou duas vezes ao dia</text:p>
          </table:table-cell>
        </table:table-row>
        <table:table-row>
          <table:table-cell table:style-name="Table1.A2" office:value-type="string">
            <text:p text:style-name="P6">funcionario</text:p>
          </table:table-cell>
          <table:table-cell table:style-name="Table1.A2" office:value-type="string">
            <text:p text:style-name="P6">C</text:p>
          </table:table-cell>
          <table:table-cell table:style-name="Table1.C2" office:value-type="string">
            <text:p text:style-name="P6">A tabela funcionário só é alterada quando há contratação ou demissão de funcionários, o que não ocorre com tanta frequencia. Apesar de ser vital <text:soft-page-break/>por conta do relacionamento com a tabela venda <text:span text:style-name="T2">manter um backup por semana deve garantir que poucos ou nenhum dado seja perdido em caso de desastre</text:span></text:p>
          </table:table-cell>
        </table:table-row>
        <table:table-row>
          <table:table-cell table:style-name="Table1.A2" office:value-type="string">
            <text:p text:style-name="P6">cargos</text:p>
          </table:table-cell>
          <table:table-cell table:style-name="Table1.A2" office:value-type="string">
            <text:p text:style-name="P6">C</text:p>
          </table:table-cell>
          <table:table-cell table:style-name="Table1.C2" office:value-type="string">
            <text:p text:style-name="P8">A tabela cargos não muda quase nunca e recebe o backup em conjunto com a tabela funcionario pois há uma relação 1:1 com essa tabela</text:p>
          </table:table-cell>
        </table:table-row>
      </table:table>
      <text:p text:style-name="P12"/>
      <text:h text:style-name="P2" text:outline-level="2" text:is-list-header="true">Comandos utilizados (assumindo um servidor Linux)</text:h>
      <text:h text:style-name="P4" text:outline-level="3" text:is-list-header="true">Prioridade A</text:h>
      <text:p text:style-name="P14"><draw:frame text:anchor-type="paragraph" draw:z-index="0" draw:name="Text Frame 1" draw:style-name="gr1" draw:text-style-name="P19" svg:width="6.865in" svg:height="2.8539in" svg:x="-0.0598in" svg:y="0.3201in"><draw:text-box><text:p><text:s text:c="7"/></text:p><text:p><text:s text:c="7"/>FILE=backup.sql.`date +"%Y%m%d"`</text:p><text:p><text:s text:c="7"/>DBSERVER=127.0.0.1</text:p><text:p><text:s text:c="7"/>DATABASE=database-name</text:p><text:p><text:s text:c="7"/>USER=database-username</text:p><text:p><text:s text:c="7"/>PASS=senha</text:p><text:p><text:s text:c="7"/>unalias rm 2&gt; /dev/null</text:p><text:p><text:s text:c="7"/>rm ${FILE} 2&gt; /dev/null</text:p><text:p><text:s text:c="7"/>rm ${FILE}.gz 2&gt; /dev/null</text:p><text:p><text:s text:c="7"/>mysqldump --opt --user=${USER} --password=${PASS} ${DATABASE} venda item_venda produto cliente &gt; ${FILE}</text:p><text:p><text:s text:c="7"/>gzip $FILE</text:p><text:p><text:s text:c="7"/>echo "${FILE}.gz was created"</text:p><text:p><text:s text:c="7"/>ls -l ${FILE}.gz <text:s/></text:p></draw:text-box></draw:frame>/<text:span text:style-name="T2">backups/backup_p_a.sh</text:span></text:p>
      <text:p text:style-name="P13">Adicionar ao <text:span text:style-name="T3">crontab</text:span><text:span text:style-name="T4"> parametrizando para todos os dias ao meio-dia e horario de fechamento da loja</text:span></text:p>
      <text:p text:style-name="P13"><text:span text:style-name="T3"><text:s/>Prioridade B</text:span></text:p>
      <text:p text:style-name="P14"><draw:frame text:anchor-type="paragraph" draw:z-index="1" draw:name="Text Frame 2" draw:style-name="gr1" draw:text-style-name="P19" svg:width="6.865in" svg:height="2.8539in" svg:x="-0.0598in" svg:y="0.3201in"><draw:text-box><text:p><text:s text:c="7"/></text:p><text:p><text:s text:c="7"/>FILE=backup.sql.`date +"%Y%m%d"`</text:p><text:p><text:s text:c="7"/>DBSERVER=127.0.0.1</text:p><text:p><text:s text:c="7"/>DATABASE=database-name</text:p><text:p><text:s text:c="7"/>USER=database-username</text:p><text:p><text:s text:c="7"/>PASS=senha</text:p><text:p><text:s text:c="7"/>unalias rm 2&gt; /dev/null</text:p><text:p><text:s text:c="7"/>rm ${FILE} 2&gt; /dev/null</text:p><text:p><text:s text:c="7"/>rm ${FILE}.gz 2&gt; /dev/null</text:p><text:p><text:s text:c="7"/>mysqldump --opt --user=${USER} --password=${PASS} ${DATABASE} usuario &gt; ${FILE}</text:p><text:p><text:s text:c="7"/>gzip $FILE</text:p><text:p><text:s text:c="7"/>echo "${FILE}.gz was created"</text:p><text:p><text:s text:c="7"/>ls -l ${FILE}.gz <text:s/></text:p></draw:text-box></draw:frame>/<text:span text:style-name="T2">backups/backup_p_b.sh</text:span></text:p>
      <text:p text:style-name="P15"><text:soft-page-break/>Adicionar ao <text:span text:style-name="T3">crontab</text:span> para todos os dias no horario de fechamento da loja</text:p>
      <text:p text:style-name="P15"/>
      <text:h text:style-name="P5" text:outline-level="3" text:is-list-header="true">Prioridade <text:span text:style-name="T5">C</text:span></text:h>
      <text:p text:style-name="P16"><draw:frame text:anchor-type="paragraph" draw:z-index="2" draw:name="Text Frame 3" draw:style-name="gr1" draw:text-style-name="P19" svg:width="6.865in" svg:height="2.8539in" svg:x="-0.0598in" svg:y="0.3201in"><draw:text-box><text:p><text:s text:c="7"/></text:p><text:p><text:s text:c="7"/>FILE=backup.sql.`date +"%Y%m%d"`</text:p><text:p><text:s text:c="7"/>DBSERVER=127.0.0.1</text:p><text:p><text:s text:c="7"/>DATABASE=database-name</text:p><text:p><text:s text:c="7"/>USER=database-username</text:p><text:p><text:s text:c="7"/>PASS=senha</text:p><text:p><text:s text:c="7"/>unalias rm 2&gt; /dev/null</text:p><text:p><text:s text:c="7"/>rm ${FILE} 2&gt; /dev/null</text:p><text:p><text:s text:c="7"/>rm ${FILE}.gz 2&gt; /dev/null</text:p><text:p><text:s text:c="7"/>mysqldump --opt --user=${USER} --password=${PASS} ${DATABASE} cargo funcionario &gt; ${FILE}</text:p><text:p><text:s text:c="7"/>gzip $FILE</text:p><text:p><text:s text:c="7"/>echo "${FILE}.gz was created"</text:p><text:p><text:s text:c="7"/>ls -l ${FILE}.gz <text:s/></text:p></draw:text-box></draw:frame>/<text:span text:style-name="T2">backups/backup_p_</text:span><text:span text:style-name="T5">c</text:span><text:span text:style-name="T2">.sh</text:span></text:p>
      <text:p text:style-name="P17">Adicionar ao <text:span text:style-name="T3">crontab</text:span><text:span text:style-name="T4"> para toda segunda-feira. Recomenda-se também fazer o backup manual dessas tabelas em caso de alteração</text:span></text:p>
      <text:p text:style-name="P17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21:35:15.722623791</meta:creation-date>
    <dc:date>2023-08-02T22:31:26.151380092</dc:date>
    <meta:editing-duration>PT56M9S</meta:editing-duration>
    <meta:editing-cycles>6</meta:editing-cycles>
    <meta:generator>LibreOffice/7.4.7.2$Linux_X86_64 LibreOffice_project/40$Build-2</meta:generator>
    <meta:document-statistic meta:table-count="2" meta:image-count="0" meta:object-count="0" meta:page-count="3" meta:paragraph-count="51" meta:word-count="378" meta:character-count="2269" meta:non-whitespace-character-count="1940"/>
  </office:meta>
</office:document-meta>
</file>